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style:font-name="Liberation Serif" fo:font-size="12pt" fo:font-style="normal" style:text-underline-style="none" fo:font-weight="bold" officeooo:rsid="001345e1" officeooo:paragraph-rsid="001345e1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text-properties style:font-name="Liberation Serif" fo:font-size="12pt" fo:font-style="normal" style:text-underline-style="none" fo:font-weight="bold" officeooo:rsid="0014d764" officeooo:paragraph-rsid="0014d764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text-properties style:font-name="Liberation Serif" fo:font-size="12pt" fo:font-style="normal" style:text-underline-style="none" fo:font-weight="bold" officeooo:rsid="0014ebde" officeooo:paragraph-rsid="0014ebde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style:font-name="Liberation Serif" fo:font-size="12pt" fo:font-style="normal" style:text-underline-style="none" fo:font-weight="bold" officeooo:rsid="001507da" officeooo:paragraph-rsid="001507da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text-properties style:font-name="Liberation Serif" fo:font-size="12pt" fo:font-style="normal" style:text-underline-style="none" fo:font-weight="normal" officeooo:rsid="001345e1" officeooo:paragraph-rsid="001345e1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font-name="Liberation Serif" fo:font-size="16pt" fo:font-style="normal" style:text-underline-style="none" fo:font-weight="bold" officeooo:rsid="0012ad7d" officeooo:paragraph-rsid="0012ad7d" style:font-size-asian="14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text-properties style:font-name="Liberation Serif" fo:font-size="12pt" fo:font-style="normal" style:text-underline-style="none" fo:font-weight="bold" officeooo:rsid="001507da" officeooo:paragraph-rsid="001507da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style:font-name="Liberation Serif" fo:font-size="12pt" fo:font-style="normal" style:text-underline-style="none" fo:font-weight="bold" officeooo:rsid="0016999f" officeooo:paragraph-rsid="0016999f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text-properties style:font-name="Liberation Serif" fo:font-size="12pt" fo:font-style="normal" style:text-underline-style="none" fo:font-weight="bold" officeooo:rsid="0016e0ad" officeooo:paragraph-rsid="0016e0ad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text-properties style:font-name="Liberation Serif" fo:font-size="12pt" fo:font-style="normal" style:text-underline-style="none" fo:font-weight="bold" officeooo:rsid="0018af16" officeooo:paragraph-rsid="0018af16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02a6" style:font-weight-asian="normal" style:font-weight-complex="normal"/>
    </style:style>
    <style:style style:name="T3" style:family="text">
      <style:text-properties fo:font-weight="normal" officeooo:rsid="0018476d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Fisiopatologia Clinica</text:p>
      <text:p text:style-name="P5">La patologia clinica si occupa delle malattie attraverso lo studio laboratoristico.</text:p>
      <text:p text:style-name="P1">Prevenzione delle malattie: <text:span text:style-name="T1">Ha lo scopo di conservare lo stato di salute e benessere ed evitare la comparsa di malattie.</text:span></text:p>
      <text:p text:style-name="P2">Prevenzione primaria:<text:span text:style-name="T1"> Diretta a tutti i soggetti apparentemente in buona salute, si propone di mantenere le condizioni di benessere ed evitare la comparsa di malattie.</text:span></text:p>
      <text:p text:style-name="P3">Medicina predittiva:<text:span text:style-name="T1"> Definisce il profilo di rischio individuale con l’obiettivo di ridurre il rischio (probabilità che si verifichi un evento avverso).</text:span></text:p>
      <text:p text:style-name="P3">Prevenzione secondaria:<text:span text:style-name="T1"> Volta a realizzare una diagnosi precoce (spesso le alterazioni biochimiche precedono la comparsa dei sintomi). Es. screening: alta sensibilità, produce falsi positivi ma è studiato per minimizzare i falsi negativi.</text:span></text:p>
      <text:p text:style-name="P4">Prevenzione terziaria: <text:span text:style-name="T1">Rivolta a soggetti malati, volta ad evitare complicanze e ricadute.</text:span></text:p>
      <text:p text:style-name="P4"><text:span text:style-name="T1"/></text:p>
      <text:p text:style-name="P4">Diagnosi per attribuzione:<text:span text:style-name="T1"> Indici che quando alterati sono sufficienti per porre diagnosi. es. anticorpi anti-tTG di classe IgA per la diagnosi di celiachia (in combinazione alla titolazione delle IgA, se l’individuo ha deficit di IgA risulta negativo anche alle IgA anti-tTG ma non significa che non abbia celiachia). </text:span><text:span text:style-name="T2">Oppure la misurazione di glicemia, emoglobina glicata e glicemia da carico per la diagnosi di diabete.</text:span></text:p>
      <text:p text:style-name="P4"><text:span text:style-name="T2"/></text:p>
      <text:p text:style-name="P8">Diagnosi per esclusione: <text:span text:style-name="T1">In molti casi si ricorre ad analisi di laboratorio per escludere ipotesi diagnostiche.</text:span></text:p>
      <text:p text:style-name="P8"><text:span text:style-name="T1"/></text:p>
      <text:p text:style-name="P9">Monitorare l’andamento delle malattie:<text:span text:style-name="T1"> Indici correlati con l’evoluzione di una malattia. es. transaminasi. In alcuni casi permette di prevedere il decorso di una affezione. </text:span><text:span text:style-name="T3">Alcuni parametri si normalizzano con la guarigione, alcuni rimangono permanentemente alterati, altri vanno tenuti sotto controllo.</text:span></text:p>
      <text:p text:style-name="P10"><text:span text:style-name="T3"/></text:p>
      <text:p text:style-name="P10">Parametri per impostare la corretta terapia:<text:span text:style-name="T1"> Parametri che possono servire a guidare la terapia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12pt" fo:language="it" fo:country="IT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it" fo:country="IT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0:20:47.217362800</meta:creation-date>
    <dc:date>2023-11-27T11:49:40.297032687</dc:date>
    <meta:editing-duration>PT1H9M6S</meta:editing-duration>
    <meta:editing-cycles>10</meta:editing-cycles>
    <meta:generator>LibreOffice/7.6.3.2$Linux_X86_64 LibreOffice_project/60$Build-2</meta:generator>
    <meta:document-statistic meta:table-count="0" meta:image-count="0" meta:object-count="0" meta:page-count="1" meta:paragraph-count="11" meta:word-count="257" meta:character-count="1804" meta:non-whitespace-character-count="1558"/>
  </office:meta>
</office:document-meta>
</file>